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b7c9c"/>
    </style:style>
    <style:style style:name="P2" style:family="paragraph" style:parent-style-name="Text_20_body" style:list-style-name="L1"/>
    <style:style style:name="P3" style:family="paragraph" style:parent-style-name="Text_20_body" style:list-style-name="L2">
      <style:text-properties officeooo:paragraph-rsid="001b7c9c"/>
    </style:style>
    <style:style style:name="P4" style:family="paragraph" style:parent-style-name="Text_20_body" style:list-style-name="L1">
      <style:paragraph-properties fo:margin-top="0in" fo:margin-bottom="0in" loext:contextual-spacing="false"/>
    </style:style>
    <style:style style:name="P5" style:family="paragraph" style:parent-style-name="Heading_20_1">
      <style:text-properties officeooo:paragraph-rsid="001b7c9c"/>
    </style:style>
    <style:style style:name="T1" style:family="text">
      <style:text-properties officeooo:rsid="001b7c9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span text:style-name="T1">N0220R0 </text:span>Adopt Library Fundamentals V1 TS Components for C++17</text:h>
      <text:p text:style-name="P1"/>
      <text:p text:style-name="P1">There are currently several proposals in flight to adopt portions of the Library Fundamentals Technical Specification for C++17.</text:p>
      <text:p text:style-name="Text_20_body">The difficulty of such a piecemeal approach is twofold. It adds a lot of unnecessary overhead to process many proposals rather than a single proposal. It may cause useful but unexciting components to get dropped on the floor because no one notices or because no one is willing to go through the drudgery of writing yet another proposal and shepherding it through the committee.</text:p>
      <text:p text:style-name="Text_20_body"/>
      <text:list xml:id="list5010764607494034609" text:style-name="L2">
        <text:list-item>
          <text:p text:style-name="P3">2 <text:a xlink:type="simple" xlink:href="http://www.open-std.org/jtc1/sc22/wg21/docs/papers/2015/n4480.html#mods" text:style-name="Internet_20_link" text:visited-style-name="Visited_20_Internet_20_Link">Modifications to the C++ Standard Library</text:a> </text:p>
        </text:list-item>
      </text:list>
      <text:list xml:id="list6943243229913389162" text:style-name="L1">
        <text:list-item>
          <text:list>
            <text:list-item>
              <text:p text:style-name="P4">2.1 <text:a xlink:type="simple" xlink:href="http://www.open-std.org/jtc1/sc22/wg21/docs/papers/2015/n4480.html#mods.allocator.uses" text:style-name="Internet_20_link" text:visited-style-name="Visited_20_Internet_20_Link">Uses-allocator construction</text:a> </text:p>
            </text:list-item>
          </text:list>
        </text:list-item>
        <text:list-item>
          <text:p text:style-name="P4">3 <text:a xlink:type="simple" xlink:href="http://www.open-std.org/jtc1/sc22/wg21/docs/papers/2015/n4480.html#utilities" text:style-name="Internet_20_link" text:visited-style-name="Visited_20_Internet_20_Link">General utilities library</text:a> </text:p>
          <text:list>
            <text:list-item>
              <text:p text:style-name="P4">3.1 <text:a xlink:type="simple" xlink:href="http://www.open-std.org/jtc1/sc22/wg21/docs/papers/2015/n4480.html#utility" text:style-name="Internet_20_link" text:visited-style-name="Visited_20_Internet_20_Link">Utility components</text:a> </text:p>
            </text:list-item>
            <text:list-item>
              <text:p text:style-name="P4">3.2 <text:a xlink:type="simple" xlink:href="http://www.open-std.org/jtc1/sc22/wg21/docs/papers/2015/n4480.html#tuple" text:style-name="Internet_20_link" text:visited-style-name="Visited_20_Internet_20_Link">Tuples</text:a> </text:p>
            </text:list-item>
            <text:list-item>
              <text:p text:style-name="P4">3.3 <text:a xlink:type="simple" xlink:href="http://www.open-std.org/jtc1/sc22/wg21/docs/papers/2015/n4480.html#meta" text:style-name="Internet_20_link" text:visited-style-name="Visited_20_Internet_20_Link">Metaprogramming and type traits</text:a> </text:p>
            </text:list-item>
            <text:list-item>
              <text:p text:style-name="P4">3.4 <text:a xlink:type="simple" xlink:href="http://www.open-std.org/jtc1/sc22/wg21/docs/papers/2015/n4480.html#ratio" text:style-name="Internet_20_link" text:visited-style-name="Visited_20_Internet_20_Link">Compile-time rational arithmetic</text:a></text:p>
            </text:list-item>
            <text:list-item>
              <text:p text:style-name="P4">3.5 <text:a xlink:type="simple" xlink:href="http://www.open-std.org/jtc1/sc22/wg21/docs/papers/2015/n4480.html#time" text:style-name="Internet_20_link" text:visited-style-name="Visited_20_Internet_20_Link">Time utilities</text:a> </text:p>
            </text:list-item>
            <text:list-item>
              <text:p text:style-name="P4">3.6 <text:a xlink:type="simple" xlink:href="http://www.open-std.org/jtc1/sc22/wg21/docs/papers/2015/n4480.html#syserror" text:style-name="Internet_20_link" text:visited-style-name="Visited_20_Internet_20_Link">System error support</text:a> </text:p>
            </text:list-item>
          </text:list>
        </text:list-item>
        <text:list-item>
          <text:p text:style-name="P4">4 <text:a xlink:type="simple" xlink:href="http://www.open-std.org/jtc1/sc22/wg21/docs/papers/2015/n4480.html#func" text:style-name="Internet_20_link" text:visited-style-name="Visited_20_Internet_20_Link">Function objects</text:a> <text:s/></text:p>
          <text:list>
            <text:list-item>
              <text:p text:style-name="P4">4.2 <text:a xlink:type="simple" xlink:href="http://www.open-std.org/jtc1/sc22/wg21/docs/papers/2015/n4480.html#func.wrap.func" text:style-name="Internet_20_link" text:visited-style-name="Visited_20_Internet_20_Link">Class template function</text:a></text:p>
            </text:list-item>
            <text:list-item>
              <text:p text:style-name="P4">4.3 <text:a xlink:type="simple" xlink:href="http://www.open-std.org/jtc1/sc22/wg21/docs/papers/2015/n4480.html#func.searchers" text:style-name="Internet_20_link" text:visited-style-name="Visited_20_Internet_20_Link">Searchers</text:a></text:p>
            </text:list-item>
          </text:list>
        </text:list-item>
        <text:list-item>
          <text:p text:style-name="P4">5 <text:a xlink:type="simple" xlink:href="http://www.open-std.org/jtc1/sc22/wg21/docs/papers/2015/n4480.html#optional" text:style-name="Internet_20_link" text:visited-style-name="Visited_20_Internet_20_Link">Optional objects</text:a> </text:p>
        </text:list-item>
        <text:list-item>
          <text:p text:style-name="P4">6 <text:a xlink:type="simple" xlink:href="http://www.open-std.org/jtc1/sc22/wg21/docs/papers/2015/n4480.html#any" text:style-name="Internet_20_link" text:visited-style-name="Visited_20_Internet_20_Link">Class any</text:a></text:p>
        </text:list-item>
        <text:list-item>
          <text:p text:style-name="P4">7 <text:a xlink:type="simple" xlink:href="http://www.open-std.org/jtc1/sc22/wg21/docs/papers/2015/n4480.html#string.view" text:style-name="Internet_20_link" text:visited-style-name="Visited_20_Internet_20_Link">string_view</text:a></text:p>
        </text:list-item>
        <text:list-item>
          <text:p text:style-name="P4">8 <text:a xlink:type="simple" xlink:href="http://www.open-std.org/jtc1/sc22/wg21/docs/papers/2015/n4480.html#memory" text:style-name="Internet_20_link" text:visited-style-name="Visited_20_Internet_20_Link">Memory</text:a></text:p>
        </text:list-item>
        <text:list-item>
          <text:p text:style-name="P4">9 <text:a xlink:type="simple" xlink:href="http://www.open-std.org/jtc1/sc22/wg21/docs/papers/2015/n4480.html#futures" text:style-name="Internet_20_link" text:visited-style-name="Visited_20_Internet_20_Link">Futures</text:a></text:p>
        </text:list-item>
        <text:list-item>
          <text:p text:style-name="P4">10 <text:a xlink:type="simple" xlink:href="http://www.open-std.org/jtc1/sc22/wg21/docs/papers/2015/n4480.html#algorithms" text:style-name="Internet_20_link" text:visited-style-name="Visited_20_Internet_20_Link">Algorithms library</text:a> </text:p>
          <text:list>
            <text:list-item>
              <text:p text:style-name="P4">10.2 <text:a xlink:type="simple" xlink:href="http://www.open-std.org/jtc1/sc22/wg21/docs/papers/2015/n4480.html#alg.search" text:style-name="Internet_20_link" text:visited-style-name="Visited_20_Internet_20_Link">Search</text:a> </text:p>
            </text:list-item>
            <text:list-item>
              <text:p text:style-name="P2">10.3 <text:a xlink:type="simple" xlink:href="http://www.open-std.org/jtc1/sc22/wg21/docs/papers/2015/n4480.html#alg.random.sample" text:style-name="Internet_20_link" text:visited-style-name="Visited_20_Internet_20_Link">Shufﬂing and sampling</text:a> </text:p>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8T09:49:28.723000000</meta:creation-date>
    <meta:generator>LibreOffice/5.1.0.3$Windows_x86 LibreOffice_project/5e3e00a007d9b3b6efb6797a8b8e57b51ab1f737</meta:generator>
    <dc:date>2016-02-28T10:07:16.155000000</dc:date>
    <meta:editing-duration>PT6M29S</meta:editing-duration>
    <meta:editing-cycles>1</meta:editing-cycles>
    <meta:document-statistic meta:table-count="0" meta:image-count="0" meta:object-count="0" meta:page-count="1" meta:paragraph-count="23" meta:word-count="176" meta:character-count="1021" meta:non-whitespace-character-count="874"/>
  </office:meta>
</office:document-meta>
</file>